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pitch="variable"/>
    <style:font-face style:name="FreeSans" svg:font-family="FreeSans, 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fo:font-size="13pt" style:font-size-asian="13pt" style:font-size-complex="13pt"/>
    </style:style>
    <style:style style:name="P3" style:family="paragraph" style:parent-style-name="Standard" style:list-style-name="WW8Num4">
      <style:text-properties fo:color="#000000" loext:opacity="100%" fo:font-size="13pt" style:font-size-asian="13pt" style:font-size-complex="13pt"/>
    </style:style>
    <style:style style:name="P4" style:family="paragraph" style:parent-style-name="Standard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P5" style:family="paragraph" style:parent-style-name="Standard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 style:list-style-name="WW8Num3">
      <style:text-properties fo:color="#000000" loext:opacity="100%"/>
    </style:style>
    <style:style style:name="P7" style:family="paragraph" style:parent-style-name="Standard" style:list-style-name="WW8Num3">
      <style:text-properties fo:color="#000000" loext:opacity="100%" style:font-name-complex="Times New Roman"/>
    </style:style>
    <style:style style:name="P8" style:family="paragraph" style:parent-style-name="Standard" style:list-style-name="WW8Num1">
      <style:text-properties fo:color="#000000" loext:opacity="100%"/>
    </style:style>
    <style:style style:name="P9" style:family="paragraph" style:parent-style-name="Standard" style:list-style-name="WW8Num2">
      <style:text-properties fo:color="#000000" loext:opacity="100%"/>
    </style:style>
    <style:style style:name="P10" style:family="paragraph" style:parent-style-name="Standard">
      <style:text-properties fo:color="#280099" loext:opacity="100%" fo:font-size="15pt" style:text-underline-style="solid" style:text-underline-width="auto" style:text-underline-color="font-color" style:font-size-asian="15pt" style:font-size-complex="15pt"/>
    </style:style>
    <style:style style:name="P11" style:family="paragraph" style:parent-style-name="Standard">
      <style:text-properties fo:color="#280099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2" style:family="paragraph" style:parent-style-name="Standard" style:list-style-name="WW8Num4"/>
    <style:style style:name="P13" style:family="paragraph" style:parent-style-name="Standard">
      <style:text-properties fo:font-size="13pt" style:font-size-asian="13pt" style:font-size-complex="13pt"/>
    </style:style>
    <style:style style:name="T1" style:family="text">
      <style:text-properties fo:color="#280099" loext:opacity="100%" fo:font-size="15pt" style:font-size-asian="15pt" style:font-size-complex="15pt"/>
    </style:style>
    <style:style style:name="T2" style:family="text">
      <style:text-properties fo:color="#280099" loext:opacity="100%"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color="#280099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color="#280099" loext:opacity="100%" fo:font-size="15pt" style:text-underline-style="none" style:font-size-asian="15pt" style:font-size-complex="15pt"/>
    </style:style>
    <style:style style:name="T5" style:family="text">
      <style:text-properties fo:color="#280099" loext:opacity="100%" fo:font-size="15pt" fo:language="en" fo:country="US" style:text-underline-style="solid" style:text-underline-width="auto" style:text-underline-color="font-color" style:letter-kerning="true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T6" style:family="text">
      <style:text-properties fo:color="#000000" loext:opacity="100%" fo:font-size="13pt" style:font-size-asian="13pt" style:font-size-complex="13pt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Kai Baker</text:span><text:span text:style-name="T1"><text:tab/><text:tab/><text:tab/><text:tab/><text:tab/><text:tab/><text:tab/> <text:s text:c="8"/></text:span><text:a xlink:type="simple" xlink:href="https://github.com/kaiwulf/" text:style-name="Internet_20_link" text:visited-style-name="Visited_20_Internet_20_Link"><text:span text:style-name="Internet_20_link"><text:span text:style-name="T4">https://github.com/kaiwulf/</text:span></text:span></text:a></text:p>
      <text:p text:style-name="P2">217 Norway St.<text:tab/><text:tab/><text:tab/><text:tab/><text:tab/><text:tab/><text:tab/><text:tab/><text:tab/> 859-559-2205</text:p>
      <text:p text:style-name="P2">Lexington KY 40503<text:tab/><text:tab/><text:tab/><text:tab/><text:tab/><text:tab/> <text:s text:c="9"/>eigenspaces@gmail.com</text:p>
      <text:p text:style-name="P4"/>
      <text:p text:style-name="P10">Education</text:p>
      <text:p text:style-name="P5">University of Kentucky – Mathematics</text:p>
      <text:p text:style-name="P1">Mathematics – Bachelor of Science</text:p>
      <text:p text:style-name="P1">Fall 2005 – Spring 2010</text:p>
      <text:list xml:id="list2840278555" text:style-name="WW8Num3">
        <text:list-item>
          <text:p text:style-name="P7">Subjects studied: Partial Differential Equations, Fourier Analysis, Mathematical Physics, Mechanics, Electromagnetic Theory, Quantum Mechanics, Algebra, Trigonometry, Calculus, and Ordinary Differential Equations. </text:p>
        </text:list-item>
      </text:list>
      <text:p text:style-name="P5"/>
      <text:p text:style-name="P5">University of Kentucky – Computer Science</text:p>
      <text:p text:style-name="P1">Computer Science - Bachelor of Science </text:p>
      <text:p text:style-name="P1">Fall 2013 – Spring 2017</text:p>
      <text:list xml:id="list183240586534295" text:continue-numbering="true" text:style-name="WW8Num3">
        <text:list-item>
          <text:p text:style-name="P7">Subjects studied: Program Design and Abstraction, Software Engineering, Discrete Mathematics, Computer Logic and Discrete Structures, Digital Logic, Systems Programming, Numerical Analysis.</text:p>
        </text:list-item>
      </text:list>
      <text:p text:style-name="P10"/>
      <text:p text:style-name="P10">General Skills</text:p>
      <text:p text:style-name="P2">Data analytics developer with three years experience. Experience in software design and implementation. Experience in the Linux programming environment and Linux administration.</text:p>
      <text:p text:style-name="P2"/>
      <text:p text:style-name="P10">Professional Experience</text:p>
      <text:p text:style-name="P5">Software Developer – front and back end web developer and maintenance</text:p>
      <text:p text:style-name="P2">Mediocre Creative, LLC <text:s/></text:p>
      <text:p text:style-name="P2">February 2020 - Present</text:p>
      <text:list xml:id="list3017435667" text:style-name="WW8Num4">
        <text:list-item>
          <text:p text:style-name="P12"><text:span text:style-name="T6">Maintained monthly maintenance of Wordpress websites for clients.</text:span></text:p>
        </text:list-item>
        <text:list-item>
          <text:p text:style-name="P3">Linux administration on GoDaddy and DigitalOcean.</text:p>
        </text:list-item>
        <text:list-item>
          <text:p text:style-name="P12"><text:span text:style-name="T6">Developed and maintained PHP and JavaScript code for client websites.</text:span></text:p>
        </text:list-item>
      </text:list>
      <text:p text:style-name="P5"/>
      <text:p text:style-name="P5">Software Developer – data analytics of protein data bank files</text:p>
      <text:p text:style-name="P1">University of Kentucky – Moseley Bioinformatics Lab</text:p>
      <text:p text:style-name="Standard">October 2014 – January 2018</text:p>
      <text:list xml:id="list1819072604" text:style-name="WW8Num1">
        <text:list-item>
          <text:p text:style-name="P8">Implemented in-house, custom back-end software for protein-protein interaction (PPI) prediction</text:p>
        </text:list-item>
        <text:list-item>
          <text:p text:style-name="P8">Back-end data acquisition and parsing of raw Protein Data Bank (PDB) crystallographic data in STAR file format</text:p>
        </text:list-item>
        <text:list-item>
          <text:p text:style-name="P8">Implemented a nested, modular, object-oriented data structure modeling atomic and protein structure from raw data for ease of access for statistical PPI analysis</text:p>
        </text:list-item>
      </text:list>
      <text:p text:style-name="P5"/>
      <text:p text:style-name="P10">Development Skills</text:p>
      <text:p text:style-name="P1">Languages: Python, C, C++, JavaScript, bash, php, pug, Go, D, Julia</text:p>
      <text:p text:style-name="P1">Development tools: gcc, linux coreutils, vim, git, numpy, scipy, pandas</text:p>
      <text:p text:style-name="P1">Platforms: apache2, nginx, fastcgi, <text:s/>mysql/mariadb, Wordpress</text:p>
      <text:p text:style-name="P5"/>
      <text:p text:style-name="P5"/>
      <text:p text:style-name="P5"/>
      <text:p text:style-name="P11"><text:soft-page-break/></text:p>
      <text:p text:style-name="Standard"><text:span text:style-name="T2">Programming </text:span><text:span text:style-name="T5">Projects</text:span></text:p>
      <text:p text:style-name="P5">Open source programming language interpreter – alpha phase</text:p>
      <text:p text:style-name="P1">A proof-of-concept programming language interpreter</text:p>
      <text:list xml:id="list3741858947" text:style-name="WW8Num2">
        <text:list-item>
          <text:p text:style-name="P9">Written in C with flex and bison, memory management, pointers, C-string manipulation</text:p>
        </text:list-item>
        <text:list-item>
          <text:p text:style-name="P9">Implemented a linked list-based symbol table for keyword and variable tracking</text:p>
        </text:list-item>
        <text:list-item>
          <text:p text:style-name="P9">Functioning infix calculator</text:p>
        </text:list-item>
        <text:list-item>
          <text:p text:style-name="P9">Abstract syntax tree</text:p>
        </text:list-item>
      </text:list>
      <text:p text:style-name="P13"/>
      <text:p text:style-name="P5">Open source X windows rasterizer – alpha phase</text:p>
      <text:p text:style-name="P1">An open-source experimental graphics rendering system</text:p>
      <text:list xml:id="list183240259173468" text:continue-list="list183240586534295" text:style-name="WW8Num3">
        <text:list-item>
          <text:p text:style-name="P6">Written in C using X Windows</text:p>
        </text:list-item>
        <text:list-item>
          <text:p text:style-name="P6">GUI programming</text:p>
        </text:list-item>
        <text:list-item>
          <text:p text:style-name="P6">C pointers and memory management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pitch="variable"/>
    <style:font-face style:name="FreeSans" svg:font-family="FreeSans, 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Calibri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Calibri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WW8Num1z0" style:family="text">
      <style:text-properties fo:color="#000000" loext:opacity="100%" style:font-name="Symbol" fo:font-family="Symbol" style:font-family-generic="decorative" style:font-pitch="variable" style:font-charset="x-symbol" fo:font-size="13pt" fo:language="en" fo:country="US" style:letter-kerning="true" style:font-size-asian="13pt" style:language-asian="zh" style:country-asian="CN" style:font-name-complex="OpenSymbol1" style:font-family-complex="OpenSymbol, 'Arial Unicode MS'" style:font-charset-complex="x-symbol" style:font-size-complex="13pt" style:language-complex="hi" style:country-complex="IN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fo:color="#000000" loext:opacity="100%" style:font-name="Symbol" fo:font-family="Symbol" style:font-family-generic="decorative" style:font-pitch="variable" style:font-charset="x-symbol" fo:font-size="13pt" style:font-size-asian="13pt" style:font-name-complex="OpenSymbol1" style:font-family-complex="OpenSymbol, 'Arial Unicode MS'" style:font-charset-complex="x-symbol" style:font-size-complex="13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fo:color="#000000" loext:opacity="100%" style:font-name="Symbol" fo:font-family="Symbol" style:font-family-generic="decorative" style:font-pitch="variable" style:font-charset="x-symbol" fo:font-size="13pt" style:font-size-asian="13pt" style:font-name-complex="OpenSymbol1" style:font-family-complex="OpenSymbol, 'Arial Unicode MS'" style:font-charset-complex="x-symbol" style:font-size-complex="13pt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fo:color="#000000" loext:opacity="100%" style:font-name="Symbol" fo:font-family="Symbol" style:font-family-generic="decorative" style:font-pitch="variable" style:font-charset="x-symbol" fo:font-size="13pt" fo:language="en" fo:country="US" style:letter-kerning="true" style:font-size-asian="13pt" style:language-asian="zh" style:country-asian="CN" style:font-name-complex="OpenSymbol1" style:font-family-complex="OpenSymbol, 'Arial Unicode MS'" style:font-charset-complex="x-symbol" style:font-size-complex="13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ylan Nichols</meta:initial-creator>
    <meta:creation-date>2021-04-29T10:29:00</meta:creation-date>
    <dc:date>2021-08-19T10:54:03.195583700</dc:date>
    <meta:print-date>1995-11-21T17:41:00</meta:print-date>
    <meta:editing-cycles>4</meta:editing-cycles>
    <meta:editing-duration>PT3M53S</meta:editing-duration>
    <meta:document-statistic meta:table-count="0" meta:image-count="0" meta:object-count="0" meta:page-count="2" meta:paragraph-count="43" meta:word-count="330" meta:character-count="2514" meta:non-whitespace-character-count="2187"/>
    <meta:generator>LibreOffice/7.2.1.2$Linux_X86_64 LibreOffice_project/20$Build-2</meta:generator>
  </office:meta>
</office:document-meta>
</file>